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Grafy25_25_" style:display-name="Grafy25%" style:family="table">
      <style:table-properties style:width="13.388cm" table:align="center"/>
    </style:style>
    <style:style style:name="Grafy25_25_.A" style:display-name="Grafy25%.A" style:family="table-column">
      <style:table-column-properties style:column-width="3.704cm"/>
    </style:style>
    <style:style style:name="Grafy25_25_.B" style:display-name="Grafy25%.B" style:family="table-column">
      <style:table-column-properties style:column-width="2.184cm"/>
    </style:style>
    <style:style style:name="Grafy25_25_.C" style:display-name="Grafy25%.C" style:family="table-column">
      <style:table-column-properties style:column-width="2.805cm"/>
    </style:style>
    <style:style style:name="Grafy25_25_.D" style:display-name="Grafy25%.D" style:family="table-column">
      <style:table-column-properties style:column-width="2.196cm"/>
    </style:style>
    <style:style style:name="Grafy25_25_.E" style:display-name="Grafy25%.E" style:family="table-column">
      <style:table-column-properties style:column-width="2.499cm"/>
    </style:style>
    <style:style style:name="Grafy25_25_.1" style:display-name="Grafy25%.1" style:family="table-row">
      <style:table-row-properties style:min-row-height="0.106cm"/>
    </style:style>
    <style:style style:name="Grafy25_25_.A1" style:display-name="Grafy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Grafy25_25_.E1" style:display-name="Grafy25%.E1" style:family="table-cell">
      <style:table-cell-properties fo:background-color="transparent" fo:padding="0.097cm" fo:border="0.5pt solid #000000" style:writing-mode="page">
        <style:background-image/>
      </style:table-cell-properties>
    </style:style>
    <style:style style:name="Grafy25_25_.A2" style:display-name="Grafy25%.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Grafy25_25_.E2" style:display-name="Grafy25%.E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3.49cm" table:align="center"/>
    </style:style>
    <style:style style:name="Table1.A" style:family="table-column">
      <style:table-column-properties style:column-width="3.702cm"/>
    </style:style>
    <style:style style:name="Table1.B" style:family="table-column">
      <style:table-column-properties style:column-width="2.184cm"/>
    </style:style>
    <style:style style:name="Table1.C" style:family="table-column">
      <style:table-column-properties style:column-width="2.803cm"/>
    </style:style>
    <style:style style:name="Table1.D" style:family="table-column">
      <style:table-column-properties style:column-width="2.196cm"/>
    </style:style>
    <style:style style:name="Table1.E" style:family="table-column">
      <style:table-column-properties style:column-width="2.605cm"/>
    </style:style>
    <style:style style:name="Table1.1" style:family="table-row">
      <style:table-row-properties style:min-row-height="0.1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3.49cm" table:align="center"/>
    </style:style>
    <style:style style:name="Table2.A" style:family="table-column">
      <style:table-column-properties style:column-width="3.702cm"/>
    </style:style>
    <style:style style:name="Table2.B" style:family="table-column">
      <style:table-column-properties style:column-width="2.184cm"/>
    </style:style>
    <style:style style:name="Table2.C" style:family="table-column">
      <style:table-column-properties style:column-width="2.803cm"/>
    </style:style>
    <style:style style:name="Table2.D" style:family="table-column">
      <style:table-column-properties style:column-width="2.196cm"/>
    </style:style>
    <style:style style:name="Table2.E" style:family="table-column">
      <style:table-column-properties style:column-width="2.605cm"/>
    </style:style>
    <style:style style:name="Table2.1" style:family="table-row">
      <style:table-row-properties style:min-row-height="0.106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Adwaita Mono" fo:font-size="20pt" officeooo:rsid="00169626" officeooo:paragraph-rsid="00169626" style:font-size-asian="20pt" style:font-size-complex="20pt"/>
    </style:style>
    <style:style style:name="P2" style:family="paragraph" style:parent-style-name="Standard">
      <style:paragraph-properties fo:text-align="center" style:justify-single-word="false"/>
      <style:text-properties style:font-name="Adwaita Mono" officeooo:rsid="00169626" officeooo:paragraph-rsid="00169626"/>
    </style:style>
    <style:style style:name="P3" style:family="paragraph" style:parent-style-name="Standard">
      <style:paragraph-properties fo:text-align="center" style:justify-single-word="false"/>
      <style:text-properties style:font-name="Adwaita Mono" fo:font-size="14pt" officeooo:rsid="00169626" officeooo:paragraph-rsid="00169626" style:font-size-asian="14pt" style:font-size-complex="14pt"/>
    </style:style>
    <style:style style:name="P4" style:family="paragraph" style:parent-style-name="Standard" style:list-style-name="L1">
      <style:paragraph-properties fo:text-align="start" style:justify-single-word="false"/>
      <style:text-properties style:font-name="Adwaita Mono" officeooo:rsid="00169626" officeooo:paragraph-rsid="00169626"/>
    </style:style>
    <style:style style:name="P5" style:family="paragraph" style:parent-style-name="Standard" style:list-style-name="L1">
      <style:paragraph-properties fo:text-align="start" style:justify-single-word="false"/>
      <style:text-properties style:font-name="Adwaita Mono" officeooo:rsid="001696ad" officeooo:paragraph-rsid="001696ad"/>
    </style:style>
    <style:style style:name="P6" style:family="paragraph" style:parent-style-name="Standard" style:list-style-name="L1">
      <style:paragraph-properties fo:text-align="start" style:justify-single-word="false"/>
      <style:text-properties style:font-name="Adwaita Mono" officeooo:rsid="0017a1d4" officeooo:paragraph-rsid="0017a1d4"/>
    </style:style>
    <style:style style:name="P7" style:family="paragraph" style:parent-style-name="Standard" style:list-style-name="L1">
      <style:paragraph-properties fo:text-align="start" style:justify-single-word="false"/>
      <style:text-properties style:font-name="Adwaita Mono" fo:font-style="normal" officeooo:rsid="0017a1d4" officeooo:paragraph-rsid="0017a1d4" style:font-style-asian="normal" style:font-style-complex="normal"/>
    </style:style>
    <style:style style:name="P8" style:family="paragraph" style:parent-style-name="Standard" style:list-style-name="L1">
      <style:paragraph-properties fo:text-align="start" style:justify-single-word="false"/>
      <style:text-properties style:font-name="Adwaita Mono" fo:font-style="normal" officeooo:rsid="001a4014" officeooo:paragraph-rsid="001a4014" style:font-style-asian="normal" style:font-style-complex="normal"/>
    </style:style>
    <style:style style:name="P9" style:family="paragraph" style:parent-style-name="Standard" style:list-style-name="L1">
      <style:paragraph-properties fo:text-align="start" style:justify-single-word="false"/>
      <style:text-properties style:font-name="Adwaita Mono" fo:font-style="normal" officeooo:rsid="001a4014" officeooo:paragraph-rsid="001c1acd" style:font-style-asian="normal" style:font-style-complex="normal"/>
    </style:style>
    <style:style style:name="P10" style:family="paragraph" style:parent-style-name="Standard">
      <style:paragraph-properties fo:text-align="center" style:justify-single-word="false"/>
      <style:text-properties style:font-name="Adwaita Mono" fo:font-size="10pt" fo:font-style="normal" officeooo:rsid="001c1acd" officeooo:paragraph-rsid="001c1acd" style:font-size-asian="10pt" style:font-style-asian="normal" style:font-size-complex="10pt" style:font-style-complex="normal"/>
    </style:style>
    <style:style style:name="P11" style:family="paragraph" style:parent-style-name="Table_20_Contents">
      <style:paragraph-properties fo:margin-left="0cm" fo:margin-right="0cm" fo:text-align="center" style:justify-single-word="false" fo:text-indent="0cm" style:auto-text-indent="false"/>
      <style:text-properties officeooo:rsid="001c1acd" officeooo:paragraph-rsid="001c1acd"/>
    </style:style>
    <style:style style:name="P12" style:family="paragraph" style:parent-style-name="Table_20_Contents">
      <style:paragraph-properties fo:margin-left="0cm" fo:margin-right="0cm" fo:text-align="center" style:justify-single-word="false" fo:text-indent="0cm" style:auto-text-indent="false"/>
      <style:text-properties officeooo:paragraph-rsid="001c1acd"/>
    </style:style>
    <style:style style:name="P13" style:family="paragraph" style:parent-style-name="Table_20_Contents">
      <style:paragraph-properties fo:text-align="center" style:justify-single-word="false"/>
      <style:text-properties officeooo:paragraph-rsid="001c1acd"/>
    </style:style>
    <style:style style:name="P14" style:family="paragraph" style:parent-style-name="Standard" style:list-style-name="L1">
      <style:paragraph-properties fo:text-align="start" style:justify-single-word="false"/>
      <style:text-properties style:font-name="Adwaita Mono" fo:font-style="normal" officeooo:rsid="001b1305" officeooo:paragraph-rsid="001d8b97" style:font-style-asian="normal" style:font-style-complex="normal"/>
    </style:style>
    <style:style style:name="P15" style:family="paragraph" style:parent-style-name="Standard">
      <style:paragraph-properties fo:text-align="start" style:justify-single-word="false"/>
      <style:text-properties style:font-name="Adwaita Mono" fo:font-style="normal" officeooo:rsid="001b1305" officeooo:paragraph-rsid="001d8b97" style:font-style-asian="normal" style:font-style-complex="normal"/>
    </style:style>
    <style:style style:name="P16" style:family="paragraph" style:parent-style-name="Standard">
      <style:paragraph-properties fo:text-align="center" style:justify-single-word="false"/>
      <style:text-properties style:font-name="Adwaita Mono" fo:font-size="10pt" fo:font-style="normal" officeooo:rsid="00207970" officeooo:paragraph-rsid="00207970" style:font-size-asian="8.75pt" style:font-style-asian="normal" style:font-size-complex="10pt" style:font-style-complex="normal"/>
    </style:style>
    <style:style style:name="P17" style:family="paragraph" style:parent-style-name="Standard">
      <style:paragraph-properties fo:text-align="start" style:justify-single-word="false"/>
      <style:text-properties style:font-name="Adwaita Mono" fo:font-size="12pt" fo:font-style="normal" officeooo:rsid="00207970" officeooo:paragraph-rsid="00207970" style:font-size-asian="10.5pt" style:font-style-asian="normal" style:font-size-complex="12pt" style:font-style-complex="normal"/>
    </style:style>
    <style:style style:name="P18" style:family="paragraph" style:parent-style-name="Standard" style:list-style-name="L1">
      <style:paragraph-properties fo:text-align="start" style:justify-single-word="false"/>
      <style:text-properties style:font-name="Adwaita Mono" fo:font-style="normal" officeooo:rsid="001b1305" officeooo:paragraph-rsid="00233629" style:font-style-asian="normal" style:font-style-complex="normal"/>
    </style:style>
    <style:style style:name="P19" style:family="paragraph" style:parent-style-name="Standard" style:list-style-name="L1">
      <style:paragraph-properties fo:text-align="center" style:justify-single-word="false"/>
      <style:text-properties style:font-name="Adwaita Mono" fo:font-size="10pt" fo:font-style="normal" officeooo:rsid="001c1acd" officeooo:paragraph-rsid="00233629" style:font-size-asian="10pt" style:font-style-asian="normal" style:font-size-complex="10pt" style:font-style-complex="normal"/>
    </style:style>
    <style:style style:name="P20" style:family="paragraph" style:parent-style-name="Table_20_Contents">
      <style:paragraph-properties fo:margin-left="0cm" fo:margin-right="0cm" fo:text-align="center" style:justify-single-word="false" fo:text-indent="0cm" style:auto-text-indent="false"/>
      <style:text-properties officeooo:rsid="001c1acd" officeooo:paragraph-rsid="00233629"/>
    </style:style>
    <style:style style:name="P21" style:family="paragraph" style:parent-style-name="Table_20_Contents">
      <style:paragraph-properties fo:margin-left="0cm" fo:margin-right="0cm" fo:text-align="center" style:justify-single-word="false" fo:text-indent="0cm" style:auto-text-indent="false"/>
      <style:text-properties officeooo:paragraph-rsid="00233629"/>
    </style:style>
    <style:style style:name="P22" style:family="paragraph" style:parent-style-name="Table_20_Contents">
      <style:paragraph-properties fo:text-align="center" style:justify-single-word="false"/>
      <style:text-properties officeooo:paragraph-rsid="00233629"/>
    </style:style>
    <style:style style:name="P23" style:family="paragraph" style:parent-style-name="Table_20_Contents">
      <style:paragraph-properties fo:margin-left="0cm" fo:margin-right="0cm" fo:text-align="center" style:justify-single-word="false" fo:text-indent="0cm" style:auto-text-indent="false"/>
    </style:style>
    <style:style style:name="P24" style:family="paragraph" style:parent-style-name="Table_20_Contents">
      <style:paragraph-properties fo:text-align="center" style:justify-single-word="false"/>
    </style:style>
    <style:style style:name="P25" style:family="paragraph" style:parent-style-name="Standard" style:list-style-name="L1">
      <style:paragraph-properties fo:text-align="center" style:justify-single-word="false"/>
      <style:text-properties style:font-name="Adwaita Mono" fo:font-size="10pt" fo:font-style="normal" officeooo:rsid="00207970" officeooo:paragraph-rsid="0024277e" style:font-size-asian="8.75pt" style:font-style-asian="normal" style:font-size-complex="10pt" style:font-style-complex="normal"/>
    </style:style>
    <style:style style:name="P26" style:family="paragraph" style:parent-style-name="Standard" style:list-style-name="L1">
      <style:paragraph-properties fo:text-align="start" style:justify-single-word="false"/>
      <style:text-properties style:font-name="Adwaita Mono" fo:font-style="normal" officeooo:rsid="00252007" officeooo:paragraph-rsid="00252007" style:font-style-asian="normal" style:font-style-complex="normal"/>
    </style:style>
    <style:style style:name="P27" style:family="paragraph" style:parent-style-name="Standard" style:list-style-name="L1">
      <style:paragraph-properties fo:text-align="start" style:justify-single-word="false"/>
      <style:text-properties style:font-name="Adwaita Mono" fo:font-style="normal" officeooo:rsid="001b1305" officeooo:paragraph-rsid="002730cb" style:font-style-asian="normal" style:font-style-complex="normal"/>
    </style:style>
    <style:style style:name="P28" style:family="paragraph" style:parent-style-name="Standard" style:list-style-name="L1">
      <style:paragraph-properties fo:text-align="center" style:justify-single-word="false"/>
      <style:text-properties style:font-name="Adwaita Mono" fo:font-style="normal" officeooo:rsid="001b1305" officeooo:paragraph-rsid="002730cb" style:font-style-asian="normal" style:font-style-complex="normal"/>
    </style:style>
    <style:style style:name="P29" style:family="paragraph" style:parent-style-name="Table_20_Contents">
      <style:paragraph-properties fo:margin-left="0cm" fo:margin-right="0cm" fo:text-align="center" style:justify-single-word="false" fo:text-indent="0cm" style:auto-text-indent="false"/>
      <style:text-properties officeooo:rsid="001c1acd" officeooo:paragraph-rsid="002682e8"/>
    </style:style>
    <style:style style:name="P30" style:family="paragraph" style:parent-style-name="Table_20_Contents">
      <style:paragraph-properties fo:margin-left="0cm" fo:margin-right="0cm" fo:text-align="center" style:justify-single-word="false" fo:text-indent="0cm" style:auto-text-indent="false"/>
      <style:text-properties officeooo:paragraph-rsid="002682e8"/>
    </style:style>
    <style:style style:name="P31" style:family="paragraph" style:parent-style-name="Table_20_Contents">
      <style:paragraph-properties fo:text-align="center" style:justify-single-word="false"/>
      <style:text-properties officeooo:paragraph-rsid="002682e8"/>
    </style:style>
    <style:style style:name="P32" style:family="paragraph" style:parent-style-name="Standard" style:list-style-name="L1">
      <style:paragraph-properties fo:text-align="start" style:justify-single-word="false"/>
      <style:text-properties style:font-name="Adwaita Mono" fo:font-style="normal" officeooo:rsid="001c1acd" officeooo:paragraph-rsid="002730cb" style:font-style-asian="normal" style:font-style-complex="normal"/>
    </style:style>
    <style:style style:name="P33" style:family="paragraph" style:parent-style-name="Standard" style:list-style-name="L1">
      <style:paragraph-properties fo:text-align="center" style:justify-single-word="false"/>
      <style:text-properties style:font-name="Adwaita Mono" fo:font-style="normal" officeooo:rsid="001c1acd" officeooo:paragraph-rsid="002730cb" style:font-style-asian="normal" style:font-style-complex="normal"/>
    </style:style>
    <style:style style:name="P34" style:family="paragraph" style:parent-style-name="Standard" style:list-style-name="L1">
      <style:paragraph-properties fo:text-align="center" style:justify-single-word="false"/>
      <style:text-properties style:font-name="Adwaita Mono" fo:font-size="10pt" fo:font-style="normal" officeooo:rsid="0024277e" officeooo:paragraph-rsid="002730cb" style:font-size-asian="8.75pt" style:font-style-asian="normal" style:font-size-complex="10pt" style:font-style-complex="normal"/>
    </style:style>
    <style:style style:name="P35" style:family="paragraph" style:parent-style-name="Standard" style:list-style-name="L1">
      <style:paragraph-properties fo:text-align="start" style:justify-single-word="false"/>
      <style:text-properties style:font-name="Adwaita Mono" fo:font-style="normal" officeooo:rsid="002730cb" officeooo:paragraph-rsid="002730cb" style:font-style-asian="normal" style:font-style-complex="normal"/>
    </style:style>
    <style:style style:name="P36" style:family="paragraph" style:parent-style-name="Standard" style:list-style-name="L1">
      <style:paragraph-properties fo:text-align="start" style:justify-single-word="false"/>
      <style:text-properties style:font-name="Adwaita Mono" fo:font-style="normal" officeooo:rsid="0028e505" officeooo:paragraph-rsid="0028e505" style:font-style-asian="normal" style:font-style-complex="normal"/>
    </style:style>
    <style:style style:name="P37" style:family="paragraph" style:parent-style-name="Standard" style:list-style-name="L1">
      <style:paragraph-properties fo:text-align="start" style:justify-single-word="false"/>
      <style:text-properties style:font-name="Adwaita Mono" fo:font-style="normal" officeooo:rsid="002ac91f" officeooo:paragraph-rsid="002ac91f" style:font-style-asian="normal" style:font-style-complex="normal"/>
    </style:style>
    <style:style style:name="P38" style:family="paragraph" style:parent-style-name="Standard" style:list-style-name="L1">
      <style:paragraph-properties fo:text-align="start" style:justify-single-word="false"/>
      <style:text-properties style:font-name="Adwaita Mono" fo:font-style="normal" officeooo:rsid="002c29c7" officeooo:paragraph-rsid="002c29c7" style:font-style-asian="normal" style:font-style-complex="normal"/>
    </style:style>
    <style:style style:name="P39" style:family="paragraph" style:parent-style-name="Text_20_body" style:list-style-name="L1">
      <style:paragraph-properties fo:text-align="start" style:justify-single-word="false"/>
      <style:text-properties style:font-name="Adwaita Mono" fo:font-style="normal" officeooo:rsid="002c29c7" officeooo:paragraph-rsid="002c29c7"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1a4014"/>
    </style:style>
    <style:style style:name="T3" style:family="text">
      <style:text-properties officeooo:rsid="001b1305"/>
    </style:style>
    <style:style style:name="T4" style:family="text">
      <style:text-properties officeooo:rsid="001c1acd"/>
    </style:style>
    <style:style style:name="T5" style:family="text">
      <style:text-properties officeooo:rsid="0024277e"/>
    </style:style>
    <style:style style:name="T6" style:family="text">
      <style:text-properties officeooo:rsid="00207970"/>
    </style:style>
    <style:style style:name="T7" style:family="text">
      <style:text-properties officeooo:rsid="0021e1be"/>
    </style:style>
    <style:style style:name="T8" style:family="text">
      <style:text-properties officeooo:rsid="00233629"/>
    </style:style>
    <style:style style:name="T9" style:family="text">
      <style:text-properties fo:font-size="10pt" officeooo:rsid="001c1acd" style:font-size-asian="10pt" style:font-size-complex="10pt"/>
    </style:style>
    <style:style style:name="T10" style:family="text">
      <style:text-properties fo:font-size="10pt" officeooo:rsid="002730cb" style:font-size-asian="10pt" style:font-size-complex="10pt"/>
    </style:style>
    <style:style style:name="T11" style:family="text">
      <style:text-properties fo:font-size="10pt" officeooo:rsid="00207970" style:font-size-asian="8.75pt" style:font-size-complex="10pt"/>
    </style:style>
    <style:style style:name="T12" style:family="text">
      <style:text-properties fo:font-size="10pt" officeooo:rsid="002730cb" style:font-size-asian="8.75pt" style:font-size-complex="10pt"/>
    </style:style>
    <style:style style:name="T13" style:family="text">
      <style:text-properties fo:font-size="10pt" officeooo:rsid="0024277e" style:font-size-asian="8.75pt" style:font-size-complex="10pt"/>
    </style:style>
    <style:style style:name="T14" style:family="text">
      <style:text-properties officeooo:rsid="002730cb"/>
    </style:style>
    <style:style style:name="T15" style:family="text">
      <style:text-properties officeooo:rsid="00252007"/>
    </style:style>
    <style:style style:name="T16" style:family="text">
      <style:text-properties officeooo:rsid="002ac91f"/>
    </style:style>
    <style:style style:name="T17" style:family="text">
      <style:text-properties officeooo:rsid="002c29c7"/>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Systemy Operacyje: Projekt</text:p>
      <text:p text:style-name="P1"/>
      <text:p text:style-name="P2"/>
      <text:p text:style-name="P3">Porównianie prędkości dwukierunkowego algorytmu Dijkstry wykorzystującego jeden lub dwą wątki.</text:p>
      <text:p text:style-name="P3"/>
      <text:p text:style-name="P2"/>
      <text:p text:style-name="P3">Sprawozdanie</text:p>
      <text:p text:style-name="P3"/>
      <text:p text:style-name="P3"/>
      <text:p text:style-name="P3"/>
      <text:p text:style-name="P3"/>
      <text:p text:style-name="P2"/>
      <text:p text:style-name="P2">Aleksander Dziągwa</text:p>
      <text:p text:style-name="P2">28105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L1">
        <text:list-item>
          <text:p text:style-name="P4"><text:soft-page-break/>Wprowadzenie</text:p>
          <text:p text:style-name="P4"/>
          <text:list>
            <text:list-item>
              <text:p text:style-name="P5">W tym projekcie zaimplementowałem dwukierunkowy algorytm Dijkstry wykorzystujący dwie kolejki priorytetowe. Głównym celem projektu było porównanie wydajności algorytmu działającego na jednym lub dwóch wątkach.<text:line-break/></text:p>
            </text:list-item>
            <text:list-item>
              <text:p text:style-name="P5">Całość projektu została napisana w języku C, do zarządzania wielowątkowością wykorzystałem bibliotekę <text:span text:style-name="T1">OpenMP</text:span> w wersji 4.5. Całość projektu dostępna jest na moim <text:a xlink:type="simple" xlink:href="http://github.com/plOloV2/Dijkstra_2t" text:style-name="Internet_20_link" text:visited-style-name="Visited_20_Internet_20_Link">githubie</text:a>.<text:line-break/></text:p>
            </text:list-item>
            <text:list-item>
              <text:p text:style-name="P6">Do kompilacji projektu użyłem systemu <text:span text:style-name="T1">CMake</text:span>. Przy kompilacji wersji ostatecznej użyłem flag optymalizacyjnych: <text:span text:style-name="T1">-Ofast -march=native -flto -fomit-frame-pointer.<text:line-break/><text:line-break/><text:line-break/><text:line-break/><text:line-break/></text:span></text:p>
            </text:list-item>
          </text:list>
        </text:list-item>
        <text:list-item>
          <text:p text:style-name="P7">Sposób wykonania pomiarów<text:line-break/></text:p>
          <text:list>
            <text:list-item>
              <text:p text:style-name="P7">Pomiary prędkości wykonania się algorytmu Dijkstry wykonałem na 9 rozmiarach grafów. Dla każdego rozmiaru sprawdziłem 3 stopnie gęstości grafu, tj. 25%, 50% oraz 99%.<text:line-break/></text:p>
            </text:list-item>
            <text:list-item>
              <text:p text:style-name="P7">Dane wykorzystane w obliczeniach zostały wygenerowane losowo za pomocą funkcji <text:span text:style-name="T1">rand_r().<text:line-break/></text:span></text:p>
            </text:list-item>
            <text:list-item>
              <text:p text:style-name="P7">Do pomiaru czasu wykonania wykorzystałem funkcję <text:span text:style-name="T1">omp_get_wtime()</text:span> z biblioteki <text:span text:style-name="T1">OpenMP</text:span>. <text:span text:style-name="T2">Pomiar rozpoczyna się bezpośrednio przed wywołaniem funckji i kończy zaraz po zakończeniu wykonywania funkcji.</text:span><text:line-break/></text:p>
            </text:list-item>
            <text:list-item>
              <text:p text:style-name="P7">Obydwa algorytmy dostają jako wejście ten sam zestaw danych, po skończeniu obliczeń przez obydwa program porównuje uzyskane wyniki. Jeżeli nie są one identyczne oznacza to, że doszło do błędu podczas obliczeń. Błędny wynik jest odrzucany a obliczenia są powtarzane na innym zestawie danych.<text:line-break/><text:line-break/><text:line-break/><text:line-break/><text:line-break/><text:line-break/></text:p>
            </text:list-item>
          </text:list>
        </text:list-item>
        <text:list-item>
          <text:p text:style-name="P8"><text:soft-page-break/>Wyniki oraz ich analiza<text:line-break/></text:p>
          <text:list>
            <text:list-item>
              <text:p text:style-name="P9"><text:s/><text:span text:style-name="T3">Wyniki uzyskane dla grafów o gęstości 25%. </text:span><text:span text:style-name="T4">AVG1 oraz AVG2 to odpowiednio średnie czasy wykonania się algorytmu na jednym i dwóch wątkach. ODCH1 i ODCH2 to wartości odchylenia standardowego uzyskanych wyników. </text:span><text:span text:style-name="T3"><text:line-break/><text:line-break/></text:span></text:p>
            </text:list-item>
          </text:list>
        </text:list-item>
      </text:list>
      <text:p text:style-name="P10">Tabela 1. Wyniki pomiarów dla grafów o gęstości 25%</text:p>
      <table:table table:name="Grafy25%" table:style-name="Grafy25_25_" table:template-name="Default Style">
        <table:table-column table:style-name="Grafy25_25_.A"/>
        <table:table-column table:style-name="Grafy25_25_.B"/>
        <table:table-column table:style-name="Grafy25_25_.C"/>
        <table:table-column table:style-name="Grafy25_25_.D"/>
        <table:table-column table:style-name="Grafy25_25_.E"/>
        <table:table-row table:style-name="Grafy25_25_.1">
          <table:table-cell table:style-name="Grafy25_25_.A1" office:value-type="string">
            <text:p text:style-name="P11">Ilość wierzchołków</text:p>
          </table:table-cell>
          <table:table-cell table:style-name="Grafy25_25_.A1" office:value-type="string">
            <text:p text:style-name="P12">AVG1 <text:span text:style-name="T4">(ms)</text:span></text:p>
          </table:table-cell>
          <table:table-cell table:style-name="Grafy25_25_.A1" office:value-type="string">
            <text:p text:style-name="P12">ODCH1 <text:span text:style-name="T4">(ms)</text:span></text:p>
          </table:table-cell>
          <table:table-cell table:style-name="Grafy25_25_.A1" office:value-type="string">
            <text:p text:style-name="P12">AVG2 <text:span text:style-name="T4">(ms)</text:span></text:p>
          </table:table-cell>
          <table:table-cell table:style-name="Grafy25_25_.E1" office:value-type="string">
            <text:p text:style-name="P13">ODCH2 <text:span text:style-name="T4">(ms)</text:span></text:p>
          </table:table-cell>
        </table:table-row>
        <table:table-row>
          <table:table-cell table:style-name="Grafy25_25_.A2" office:value-type="float" office:value="64">
            <text:p text:style-name="P12">64</text:p>
          </table:table-cell>
          <table:table-cell table:style-name="Grafy25_25_.A2" office:value-type="float" office:value="0.01">
            <text:p text:style-name="P12">0.01</text:p>
          </table:table-cell>
          <table:table-cell table:style-name="Grafy25_25_.A2" office:value-type="float" office:value="0.006">
            <text:p text:style-name="P12">0.01</text:p>
          </table:table-cell>
          <table:table-cell table:style-name="Grafy25_25_.A2" office:value-type="float" office:value="0.017">
            <text:p text:style-name="P12">0.02</text:p>
          </table:table-cell>
          <table:table-cell table:style-name="Grafy25_25_.E2" office:value-type="float" office:value="0.01">
            <text:p text:style-name="P12">0.01</text:p>
          </table:table-cell>
        </table:table-row>
        <table:table-row>
          <table:table-cell table:style-name="Grafy25_25_.A2" office:value-type="float" office:value="128">
            <text:p text:style-name="P12">128</text:p>
          </table:table-cell>
          <table:table-cell table:style-name="Grafy25_25_.A2" office:value-type="float" office:value="0.018">
            <text:p text:style-name="P12">0.02</text:p>
          </table:table-cell>
          <table:table-cell table:style-name="Grafy25_25_.A2" office:value-type="float" office:value="0.01">
            <text:p text:style-name="P12">0.01</text:p>
          </table:table-cell>
          <table:table-cell table:style-name="Grafy25_25_.A2" office:value-type="float" office:value="0.03">
            <text:p text:style-name="P12">0.03</text:p>
          </table:table-cell>
          <table:table-cell table:style-name="Grafy25_25_.E2" office:value-type="float" office:value="0.015">
            <text:p text:style-name="P12">0.02</text:p>
          </table:table-cell>
        </table:table-row>
        <table:table-row>
          <table:table-cell table:style-name="Grafy25_25_.A2" office:value-type="float" office:value="256">
            <text:p text:style-name="P12">256</text:p>
          </table:table-cell>
          <table:table-cell table:style-name="Grafy25_25_.A2" office:value-type="float" office:value="0.045">
            <text:p text:style-name="P12">0.05</text:p>
          </table:table-cell>
          <table:table-cell table:style-name="Grafy25_25_.A2" office:value-type="float" office:value="0.024">
            <text:p text:style-name="P12">0.02</text:p>
          </table:table-cell>
          <table:table-cell table:style-name="Grafy25_25_.A2" office:value-type="float" office:value="0.065">
            <text:p text:style-name="P12">0.07</text:p>
          </table:table-cell>
          <table:table-cell table:style-name="Grafy25_25_.E2" office:value-type="float" office:value="0.029">
            <text:p text:style-name="P12">0.03</text:p>
          </table:table-cell>
        </table:table-row>
        <table:table-row>
          <table:table-cell table:style-name="Grafy25_25_.A2" office:value-type="float" office:value="512">
            <text:p text:style-name="P12">512</text:p>
          </table:table-cell>
          <table:table-cell table:style-name="Grafy25_25_.A2" office:value-type="float" office:value="0.143">
            <text:p text:style-name="P12">0.14</text:p>
          </table:table-cell>
          <table:table-cell table:style-name="Grafy25_25_.A2" office:value-type="float" office:value="0.071">
            <text:p text:style-name="P12">0.07</text:p>
          </table:table-cell>
          <table:table-cell table:style-name="Grafy25_25_.A2" office:value-type="float" office:value="0.167">
            <text:p text:style-name="P12">0.17</text:p>
          </table:table-cell>
          <table:table-cell table:style-name="Grafy25_25_.E2" office:value-type="float" office:value="0.058">
            <text:p text:style-name="P12">0.06</text:p>
          </table:table-cell>
        </table:table-row>
        <table:table-row>
          <table:table-cell table:style-name="Grafy25_25_.A2" office:value-type="float" office:value="1024">
            <text:p text:style-name="P12">1024</text:p>
          </table:table-cell>
          <table:table-cell table:style-name="Grafy25_25_.A2" office:value-type="float" office:value="0.398">
            <text:p text:style-name="P12">0.4</text:p>
          </table:table-cell>
          <table:table-cell table:style-name="Grafy25_25_.A2" office:value-type="float" office:value="0.241">
            <text:p text:style-name="P12">0.24</text:p>
          </table:table-cell>
          <table:table-cell table:style-name="Grafy25_25_.A2" office:value-type="float" office:value="0.344">
            <text:p text:style-name="P12">0.34</text:p>
          </table:table-cell>
          <table:table-cell table:style-name="Grafy25_25_.E2" office:value-type="float" office:value="0.089">
            <text:p text:style-name="P12">0.09</text:p>
          </table:table-cell>
        </table:table-row>
        <table:table-row>
          <table:table-cell table:style-name="Grafy25_25_.A2" office:value-type="float" office:value="2048">
            <text:p text:style-name="P12">2048</text:p>
          </table:table-cell>
          <table:table-cell table:style-name="Grafy25_25_.A2" office:value-type="float" office:value="1.249">
            <text:p text:style-name="P12">1.25</text:p>
          </table:table-cell>
          <table:table-cell table:style-name="Grafy25_25_.A2" office:value-type="float" office:value="0.639">
            <text:p text:style-name="P12">0.64</text:p>
          </table:table-cell>
          <table:table-cell table:style-name="Grafy25_25_.A2" office:value-type="float" office:value="0.981">
            <text:p text:style-name="P12">0.98</text:p>
          </table:table-cell>
          <table:table-cell table:style-name="Grafy25_25_.E2" office:value-type="float" office:value="0.302">
            <text:p text:style-name="P12">0.3</text:p>
          </table:table-cell>
        </table:table-row>
        <table:table-row>
          <table:table-cell table:style-name="Grafy25_25_.A2" office:value-type="float" office:value="4096">
            <text:p text:style-name="P12">4096</text:p>
          </table:table-cell>
          <table:table-cell table:style-name="Grafy25_25_.A2" office:value-type="float" office:value="3.717">
            <text:p text:style-name="P12">3.72</text:p>
          </table:table-cell>
          <table:table-cell table:style-name="Grafy25_25_.A2" office:value-type="float" office:value="1.901">
            <text:p text:style-name="P12">1.9</text:p>
          </table:table-cell>
          <table:table-cell table:style-name="Grafy25_25_.A2" office:value-type="float" office:value="2.458">
            <text:p text:style-name="P12">2.46</text:p>
          </table:table-cell>
          <table:table-cell table:style-name="Grafy25_25_.E2" office:value-type="float" office:value="0.7">
            <text:p text:style-name="P12">0.7</text:p>
          </table:table-cell>
        </table:table-row>
        <table:table-row>
          <table:table-cell table:style-name="Grafy25_25_.A2" office:value-type="float" office:value="8192">
            <text:p text:style-name="P12">8192</text:p>
          </table:table-cell>
          <table:table-cell table:style-name="Grafy25_25_.A2" office:value-type="float" office:value="12.791">
            <text:p text:style-name="P12">12.79</text:p>
          </table:table-cell>
          <table:table-cell table:style-name="Grafy25_25_.A2" office:value-type="float" office:value="7.319">
            <text:p text:style-name="P12">7.32</text:p>
          </table:table-cell>
          <table:table-cell table:style-name="Grafy25_25_.A2" office:value-type="float" office:value="6.071">
            <text:p text:style-name="P12">6.07</text:p>
          </table:table-cell>
          <table:table-cell table:style-name="Grafy25_25_.E2" office:value-type="float" office:value="2.468">
            <text:p text:style-name="P12">2.47</text:p>
          </table:table-cell>
        </table:table-row>
        <table:table-row>
          <table:table-cell table:style-name="Grafy25_25_.A2" office:value-type="float" office:value="16384">
            <text:p text:style-name="P12">16384</text:p>
          </table:table-cell>
          <table:table-cell table:style-name="Grafy25_25_.A2" office:value-type="float" office:value="35.28">
            <text:p text:style-name="P12">35.28</text:p>
          </table:table-cell>
          <table:table-cell table:style-name="Grafy25_25_.A2" office:value-type="float" office:value="24.315">
            <text:p text:style-name="P12">24.32</text:p>
          </table:table-cell>
          <table:table-cell table:style-name="Grafy25_25_.A2" office:value-type="float" office:value="15.669">
            <text:p text:style-name="P12">15.67</text:p>
          </table:table-cell>
          <table:table-cell table:style-name="Grafy25_25_.E2" office:value-type="float" office:value="7.372">
            <text:p text:style-name="P13">7.37</text:p>
          </table:table-cell>
        </table:table-row>
      </table:table>
      <text:list text:continue-numbering="true" text:style-name="L1">
        <text:list-item>
          <text:list>
            <text:list-header>
              <text:p text:style-name="P14"/>
            </text:list-header>
          </text:list>
        </text:list-item>
      </text:list>
      <text:p text:style-name="P15"/>
      <text:p text:style-name="P15"/>
      <text:p text:style-name="P16"><draw:frame draw:style-name="fr1" draw:name="Object1" text:anchor-type="char" svg:width="16cm" svg:height="8.999cm" draw:z-index="0"><draw:object xlink:href="./Object 1" xlink:type="simple" xlink:show="embed" xlink:actuate="onLoad"/><draw:image xlink:href="./ObjectReplacements/Object 1" xlink:type="simple" xlink:show="embed" xlink:actuate="onLoad"/></draw:frame>Wykres 1. Zależność czasu wykonania się algorytmu od rozmiaru grafu <text:span text:style-name="T5">(25%)</text:span><text:line-break/></text:p>
      <text:p text:style-name="P17"/>
      <text:list text:continue-numbering="true" text:style-name="L1">
        <text:list-item>
          <text:list>
            <text:list-header>
              <text:p text:style-name="P14"><text:line-break/><text:line-break/><text:line-break/><text:soft-page-break/><text:span text:style-name="T6">Jak widać na powyższym wykresie czasy wykokania się algorytmów dla niewielkich grafów są bardzo zbliżone. Dopiero od około 8 tysięcy wierzchołków można zobaczyć spodziewane, dwukrotne przyśpieszenie algorytmu. Ciekawostką wartą odnotowania jest również zdecydowanie niższa wartość odchylenia standardowego dla algorytmu </text:span><text:span text:style-name="T7">wykorzystującego dwa wątki.<text:line-break/><text:line-break/></text:span></text:p>
            </text:list-header>
            <text:list-item>
              <text:p text:style-name="P18">Wyniki uzyskane dla grafów o gęstości 5<text:span text:style-name="T7">0</text:span>%. <text:span text:style-name="T4">AVG1 oraz AVG2 to odpowiednio średnie czasy wykonania się algorytmu na jednym i dwóch wątkach. ODCH1 i ODCH2 to wartości odchylenia standardowego uzyskanych wyników.</text:span><text:span text:style-name="T7"> </text:span><text:line-break/><text:line-break/></text:p>
            </text:list-item>
          </text:list>
          <text:p text:style-name="P19">Tabela <text:span text:style-name="T8">2</text:span>. Wyniki pomiarów dla grafów o gęstości <text:span text:style-name="T8">50</text:span>%</text:p>
        </text:list-item>
      </text:list>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Ilość wierzchołków</text:p>
          </table:table-cell>
          <table:table-cell table:style-name="Table1.A1" office:value-type="string">
            <text:p text:style-name="P21">AVG1 <text:span text:style-name="T4">(ms)</text:span></text:p>
          </table:table-cell>
          <table:table-cell table:style-name="Table1.A1" office:value-type="string">
            <text:p text:style-name="P21">ODCH1 <text:span text:style-name="T4">(ms)</text:span></text:p>
          </table:table-cell>
          <table:table-cell table:style-name="Table1.A1" office:value-type="string">
            <text:p text:style-name="P21">AVG2 <text:span text:style-name="T4">(ms)</text:span></text:p>
          </table:table-cell>
          <table:table-cell table:style-name="Table1.E1" office:value-type="string">
            <text:p text:style-name="P22">ODCH2 <text:span text:style-name="T4">(ms)</text:span></text:p>
          </table:table-cell>
        </table:table-row>
        <table:table-row>
          <table:table-cell table:style-name="Table1.A2" office:value-type="float" office:value="64">
            <text:p text:style-name="P23">64</text:p>
          </table:table-cell>
          <table:table-cell table:style-name="Table1.A2" office:value-type="float" office:value="0.011">
            <text:p text:style-name="P23">0.011</text:p>
          </table:table-cell>
          <table:table-cell table:style-name="Table1.A2" office:value-type="float" office:value="0.006">
            <text:p text:style-name="P23">0.006</text:p>
          </table:table-cell>
          <table:table-cell table:style-name="Table1.A2" office:value-type="float" office:value="0.021">
            <text:p text:style-name="P23">0.021</text:p>
          </table:table-cell>
          <table:table-cell table:style-name="Table1.E2" office:value-type="float" office:value="0.009">
            <text:p text:style-name="P23">0.009</text:p>
          </table:table-cell>
        </table:table-row>
        <table:table-row>
          <table:table-cell table:style-name="Table1.A2" office:value-type="float" office:value="128">
            <text:p text:style-name="P23">128</text:p>
          </table:table-cell>
          <table:table-cell table:style-name="Table1.A2" office:value-type="float" office:value="0.027">
            <text:p text:style-name="P23">0.027</text:p>
          </table:table-cell>
          <table:table-cell table:style-name="Table1.A2" office:value-type="float" office:value="0.013">
            <text:p text:style-name="P23">0.013</text:p>
          </table:table-cell>
          <table:table-cell table:style-name="Table1.A2" office:value-type="float" office:value="0.033">
            <text:p text:style-name="P23">0.033</text:p>
          </table:table-cell>
          <table:table-cell table:style-name="Table1.E2" office:value-type="float" office:value="0.017">
            <text:p text:style-name="P23">0.017</text:p>
          </table:table-cell>
        </table:table-row>
        <table:table-row>
          <table:table-cell table:style-name="Table1.A2" office:value-type="float" office:value="256">
            <text:p text:style-name="P23">256</text:p>
          </table:table-cell>
          <table:table-cell table:style-name="Table1.A2" office:value-type="float" office:value="0.073">
            <text:p text:style-name="P23">0.073</text:p>
          </table:table-cell>
          <table:table-cell table:style-name="Table1.A2" office:value-type="float" office:value="0.035">
            <text:p text:style-name="P23">0.035</text:p>
          </table:table-cell>
          <table:table-cell table:style-name="Table1.A2" office:value-type="float" office:value="0.114">
            <text:p text:style-name="P23">0.114</text:p>
          </table:table-cell>
          <table:table-cell table:style-name="Table1.E2" office:value-type="float" office:value="0.058">
            <text:p text:style-name="P23">0.058</text:p>
          </table:table-cell>
        </table:table-row>
        <table:table-row>
          <table:table-cell table:style-name="Table1.A2" office:value-type="float" office:value="512">
            <text:p text:style-name="P23">512</text:p>
          </table:table-cell>
          <table:table-cell table:style-name="Table1.A2" office:value-type="float" office:value="0.178">
            <text:p text:style-name="P23">0.178</text:p>
          </table:table-cell>
          <table:table-cell table:style-name="Table1.A2" office:value-type="float" office:value="0.081">
            <text:p text:style-name="P23">0.081</text:p>
          </table:table-cell>
          <table:table-cell table:style-name="Table1.A2" office:value-type="float" office:value="0.195">
            <text:p text:style-name="P23">0.195</text:p>
          </table:table-cell>
          <table:table-cell table:style-name="Table1.E2" office:value-type="float" office:value="0.057">
            <text:p text:style-name="P23">0.057</text:p>
          </table:table-cell>
        </table:table-row>
        <table:table-row>
          <table:table-cell table:style-name="Table1.A2" office:value-type="float" office:value="1024">
            <text:p text:style-name="P23">1024</text:p>
          </table:table-cell>
          <table:table-cell table:style-name="Table1.A2" office:value-type="float" office:value="0.549">
            <text:p text:style-name="P23">0.549</text:p>
          </table:table-cell>
          <table:table-cell table:style-name="Table1.A2" office:value-type="float" office:value="0.246">
            <text:p text:style-name="P23">0.246</text:p>
          </table:table-cell>
          <table:table-cell table:style-name="Table1.A2" office:value-type="float" office:value="0.495">
            <text:p text:style-name="P23">0.495</text:p>
          </table:table-cell>
          <table:table-cell table:style-name="Table1.E2" office:value-type="float" office:value="0.18">
            <text:p text:style-name="P23">0.18</text:p>
          </table:table-cell>
        </table:table-row>
        <table:table-row>
          <table:table-cell table:style-name="Table1.A2" office:value-type="float" office:value="2048">
            <text:p text:style-name="P23">2048</text:p>
          </table:table-cell>
          <table:table-cell table:style-name="Table1.A2" office:value-type="float" office:value="2.462">
            <text:p text:style-name="P23">2.462</text:p>
          </table:table-cell>
          <table:table-cell table:style-name="Table1.A2" office:value-type="float" office:value="1.299">
            <text:p text:style-name="P23">1.299</text:p>
          </table:table-cell>
          <table:table-cell table:style-name="Table1.A2" office:value-type="float" office:value="1.821">
            <text:p text:style-name="P23">1.821</text:p>
          </table:table-cell>
          <table:table-cell table:style-name="Table1.E2" office:value-type="float" office:value="0.336">
            <text:p text:style-name="P23">0.336</text:p>
          </table:table-cell>
        </table:table-row>
        <table:table-row>
          <table:table-cell table:style-name="Table1.A2" office:value-type="float" office:value="4096">
            <text:p text:style-name="P23">4096</text:p>
          </table:table-cell>
          <table:table-cell table:style-name="Table1.A2" office:value-type="float" office:value="6.036">
            <text:p text:style-name="P23">6.036</text:p>
          </table:table-cell>
          <table:table-cell table:style-name="Table1.A2" office:value-type="float" office:value="3.495">
            <text:p text:style-name="P23">3.495</text:p>
          </table:table-cell>
          <table:table-cell table:style-name="Table1.A2" office:value-type="float" office:value="3.91">
            <text:p text:style-name="P23">3.91</text:p>
          </table:table-cell>
          <table:table-cell table:style-name="Table1.E2" office:value-type="float" office:value="0.954">
            <text:p text:style-name="P23">0.954</text:p>
          </table:table-cell>
        </table:table-row>
        <table:table-row>
          <table:table-cell table:style-name="Table1.A2" office:value-type="float" office:value="8192">
            <text:p text:style-name="P23">8192</text:p>
          </table:table-cell>
          <table:table-cell table:style-name="Table1.A2" office:value-type="float" office:value="15.606">
            <text:p text:style-name="P23">15.606</text:p>
          </table:table-cell>
          <table:table-cell table:style-name="Table1.A2" office:value-type="float" office:value="8.745">
            <text:p text:style-name="P23">8.745</text:p>
          </table:table-cell>
          <table:table-cell table:style-name="Table1.A2" office:value-type="float" office:value="7.738">
            <text:p text:style-name="P23">7.738</text:p>
          </table:table-cell>
          <table:table-cell table:style-name="Table1.E2" office:value-type="float" office:value="3.387">
            <text:p text:style-name="P23">3.387</text:p>
          </table:table-cell>
        </table:table-row>
        <table:table-row>
          <table:table-cell table:style-name="Table1.A2" office:value-type="float" office:value="16384">
            <text:p text:style-name="P23">16384</text:p>
          </table:table-cell>
          <table:table-cell table:style-name="Table1.A2" office:value-type="float" office:value="43.044">
            <text:p text:style-name="P23">43.044</text:p>
          </table:table-cell>
          <table:table-cell table:style-name="Table1.A2" office:value-type="float" office:value="29.666">
            <text:p text:style-name="P23">29.666</text:p>
          </table:table-cell>
          <table:table-cell table:style-name="Table1.A2" office:value-type="float" office:value="19.971">
            <text:p text:style-name="P23">19.971</text:p>
          </table:table-cell>
          <table:table-cell table:style-name="Table1.E2" office:value-type="float" office:value="9.396">
            <text:p text:style-name="P24">9.396</text:p>
          </table:table-cell>
        </table:table-row>
      </table:table>
      <text:list text:continue-numbering="true" text:style-name="L1">
        <text:list-item>
          <text:list>
            <text:list-header>
              <text:p text:style-name="P18"/>
            </text:list-header>
          </text:list>
          <text:p text:style-name="P25"><draw:frame draw:style-name="fr1" draw:name="Object2" text:anchor-type="char" svg:width="16cm" svg:height="8.999cm" draw:z-index="1"><draw:object xlink:href="./Object 2" xlink:type="simple" xlink:show="embed" xlink:actuate="onLoad"/><draw:image xlink:href="./ObjectReplacements/Object 2" xlink:type="simple" xlink:show="embed" xlink:actuate="onLoad"/></draw:frame>Wykres <text:span text:style-name="T5">2</text:span>. Zależność czasu wykonania się algorytmu od rozmiaru grafu <text:span text:style-name="T5">(50%)</text:span></text:p>
          <text:list text:continue-numbering="true">
            <text:list-header>
              <text:p text:style-name="P26"><text:soft-page-break/>Ponownie minimalne zyski na czasie wykoniania możemy zaobserwować przy grafach o wielkości około 2 tysiecy wierzchołkó i dwukrotny spadek czasu wykonania od około 8 tysięcy wierzchołków. <text:span text:style-name="T3"><text:line-break/><text:line-break/></text:span></text:p>
            </text:list-header>
            <text:list-item>
              <text:p text:style-name="P27">Wyniki uzyskane dla grafów o gęstości 5<text:span text:style-name="T7">0</text:span>%. <text:span text:style-name="T4">AVG1 oraz AVG2 to odpowiednio średnie czasy wykonania się algorytmu na jednym i dwóch wątkach. ODCH1 i ODCH2 to wartości odchylenia standardowego uzyskanych wyników.</text:span></text:p>
              <text:p text:style-name="P28"><text:span text:style-name="T4"><text:line-break/></text:span><text:span text:style-name="T9">Tabela </text:span><text:span text:style-name="T10">3</text:span><text:span text:style-name="T9">. Wyniki pomiarów dla grafów o gęstości </text:span><text:span text:style-name="T10">99</text:span><text:span text:style-name="T9">%</text:span></text:p>
            </text:list-item>
          </text:list>
        </text:list-item>
      </text:list>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Ilość wierzchołków</text:p>
          </table:table-cell>
          <table:table-cell table:style-name="Table2.A1" office:value-type="string">
            <text:p text:style-name="P30">AVG1 <text:span text:style-name="T4">(ms)</text:span></text:p>
          </table:table-cell>
          <table:table-cell table:style-name="Table2.A1" office:value-type="string">
            <text:p text:style-name="P30">ODCH1 <text:span text:style-name="T4">(ms)</text:span></text:p>
          </table:table-cell>
          <table:table-cell table:style-name="Table2.A1" office:value-type="string">
            <text:p text:style-name="P30">AVG2 <text:span text:style-name="T4">(ms)</text:span></text:p>
          </table:table-cell>
          <table:table-cell table:style-name="Table2.E1" office:value-type="string">
            <text:p text:style-name="P31">ODCH2 <text:span text:style-name="T4">(ms)</text:span></text:p>
          </table:table-cell>
        </table:table-row>
        <table:table-row>
          <table:table-cell table:style-name="Table2.A2" office:value-type="float" office:value="64">
            <text:p text:style-name="P23">64</text:p>
          </table:table-cell>
          <table:table-cell table:style-name="Table2.A2" office:value-type="float" office:value="0.009">
            <text:p text:style-name="P23">0.009</text:p>
          </table:table-cell>
          <table:table-cell table:style-name="Table2.A2" office:value-type="float" office:value="0.004">
            <text:p text:style-name="P23">0.004</text:p>
          </table:table-cell>
          <table:table-cell table:style-name="Table2.A2" office:value-type="float" office:value="0.023">
            <text:p text:style-name="P23">0.023</text:p>
          </table:table-cell>
          <table:table-cell table:style-name="Table2.E2" office:value-type="float" office:value="0.011">
            <text:p text:style-name="P23">0.011</text:p>
          </table:table-cell>
        </table:table-row>
        <table:table-row>
          <table:table-cell table:style-name="Table2.A2" office:value-type="float" office:value="128">
            <text:p text:style-name="P23">128</text:p>
          </table:table-cell>
          <table:table-cell table:style-name="Table2.A2" office:value-type="float" office:value="0.019">
            <text:p text:style-name="P23">0.019</text:p>
          </table:table-cell>
          <table:table-cell table:style-name="Table2.A2" office:value-type="float" office:value="0.012">
            <text:p text:style-name="P23">0.012</text:p>
          </table:table-cell>
          <table:table-cell table:style-name="Table2.A2" office:value-type="float" office:value="0.042">
            <text:p text:style-name="P23">0.042</text:p>
          </table:table-cell>
          <table:table-cell table:style-name="Table2.E2" office:value-type="float" office:value="0.021">
            <text:p text:style-name="P23">0.021</text:p>
          </table:table-cell>
        </table:table-row>
        <table:table-row>
          <table:table-cell table:style-name="Table2.A2" office:value-type="float" office:value="256">
            <text:p text:style-name="P23">256</text:p>
          </table:table-cell>
          <table:table-cell table:style-name="Table2.A2" office:value-type="float" office:value="0.048">
            <text:p text:style-name="P23">0.048</text:p>
          </table:table-cell>
          <table:table-cell table:style-name="Table2.A2" office:value-type="float" office:value="0.015">
            <text:p text:style-name="P23">0.015</text:p>
          </table:table-cell>
          <table:table-cell table:style-name="Table2.A2" office:value-type="float" office:value="0.102">
            <text:p text:style-name="P23">0.102</text:p>
          </table:table-cell>
          <table:table-cell table:style-name="Table2.E2" office:value-type="float" office:value="0.043">
            <text:p text:style-name="P23">0.043</text:p>
          </table:table-cell>
        </table:table-row>
        <table:table-row>
          <table:table-cell table:style-name="Table2.A2" office:value-type="float" office:value="512">
            <text:p text:style-name="P23">512</text:p>
          </table:table-cell>
          <table:table-cell table:style-name="Table2.A2" office:value-type="float" office:value="0.141">
            <text:p text:style-name="P23">0.141</text:p>
          </table:table-cell>
          <table:table-cell table:style-name="Table2.A2" office:value-type="float" office:value="0.071">
            <text:p text:style-name="P23">0.071</text:p>
          </table:table-cell>
          <table:table-cell table:style-name="Table2.A2" office:value-type="float" office:value="0.247">
            <text:p text:style-name="P23">0.247</text:p>
          </table:table-cell>
          <table:table-cell table:style-name="Table2.E2" office:value-type="float" office:value="0.059">
            <text:p text:style-name="P23">0.059</text:p>
          </table:table-cell>
        </table:table-row>
        <table:table-row>
          <table:table-cell table:style-name="Table2.A2" office:value-type="float" office:value="1024">
            <text:p text:style-name="P23">1024</text:p>
          </table:table-cell>
          <table:table-cell table:style-name="Table2.A2" office:value-type="float" office:value="0.409">
            <text:p text:style-name="P23">0.409</text:p>
          </table:table-cell>
          <table:table-cell table:style-name="Table2.A2" office:value-type="float" office:value="0.12">
            <text:p text:style-name="P23">0.12</text:p>
          </table:table-cell>
          <table:table-cell table:style-name="Table2.A2" office:value-type="float" office:value="0.551">
            <text:p text:style-name="P23">0.551</text:p>
          </table:table-cell>
          <table:table-cell table:style-name="Table2.E2" office:value-type="float" office:value="0.113">
            <text:p text:style-name="P23">0.113</text:p>
          </table:table-cell>
        </table:table-row>
        <table:table-row>
          <table:table-cell table:style-name="Table2.A2" office:value-type="float" office:value="2048">
            <text:p text:style-name="P23">2048</text:p>
          </table:table-cell>
          <table:table-cell table:style-name="Table2.A2" office:value-type="float" office:value="1.385">
            <text:p text:style-name="P23">1.385</text:p>
          </table:table-cell>
          <table:table-cell table:style-name="Table2.A2" office:value-type="float" office:value="0.558">
            <text:p text:style-name="P23">0.558</text:p>
          </table:table-cell>
          <table:table-cell table:style-name="Table2.A2" office:value-type="float" office:value="1.616">
            <text:p text:style-name="P23">1.616</text:p>
          </table:table-cell>
          <table:table-cell table:style-name="Table2.E2" office:value-type="float" office:value="0.329">
            <text:p text:style-name="P23">0.329</text:p>
          </table:table-cell>
        </table:table-row>
        <table:table-row>
          <table:table-cell table:style-name="Table2.A2" office:value-type="float" office:value="4096">
            <text:p text:style-name="P23">4096</text:p>
          </table:table-cell>
          <table:table-cell table:style-name="Table2.A2" office:value-type="float" office:value="2.804">
            <text:p text:style-name="P23">2.804</text:p>
          </table:table-cell>
          <table:table-cell table:style-name="Table2.A2" office:value-type="float" office:value="1.98">
            <text:p text:style-name="P23">1.98</text:p>
          </table:table-cell>
          <table:table-cell table:style-name="Table2.A2" office:value-type="float" office:value="2.012">
            <text:p text:style-name="P23">2.012</text:p>
          </table:table-cell>
          <table:table-cell table:style-name="Table2.E2" office:value-type="float" office:value="0.441">
            <text:p text:style-name="P23">0.441</text:p>
          </table:table-cell>
        </table:table-row>
        <table:table-row>
          <table:table-cell table:style-name="Table2.A2" office:value-type="float" office:value="8192">
            <text:p text:style-name="P23">8192</text:p>
          </table:table-cell>
          <table:table-cell table:style-name="Table2.A2" office:value-type="float" office:value="10.355">
            <text:p text:style-name="P23">10.355</text:p>
          </table:table-cell>
          <table:table-cell table:style-name="Table2.A2" office:value-type="float" office:value="5.057">
            <text:p text:style-name="P23">5.057</text:p>
          </table:table-cell>
          <table:table-cell table:style-name="Table2.A2" office:value-type="float" office:value="6.271">
            <text:p text:style-name="P23">6.271</text:p>
          </table:table-cell>
          <table:table-cell table:style-name="Table2.E2" office:value-type="float" office:value="1.91">
            <text:p text:style-name="P23">1.91</text:p>
          </table:table-cell>
        </table:table-row>
        <table:table-row>
          <table:table-cell table:style-name="Table2.A2" office:value-type="float" office:value="16384">
            <text:p text:style-name="P23">16384</text:p>
          </table:table-cell>
          <table:table-cell table:style-name="Table2.A2" office:value-type="float" office:value="29.188">
            <text:p text:style-name="P23">29.188</text:p>
          </table:table-cell>
          <table:table-cell table:style-name="Table2.A2" office:value-type="float" office:value="22.889">
            <text:p text:style-name="P23">22.889</text:p>
          </table:table-cell>
          <table:table-cell table:style-name="Table2.A2" office:value-type="float" office:value="15.335">
            <text:p text:style-name="P23">15.335</text:p>
          </table:table-cell>
          <table:table-cell table:style-name="Table2.E2" office:value-type="float" office:value="6.307">
            <text:p text:style-name="P24">6.307</text:p>
          </table:table-cell>
        </table:table-row>
      </table:table>
      <text:list text:continue-numbering="true" text:style-name="L1">
        <text:list-item>
          <text:list>
            <text:list-header>
              <text:p text:style-name="P32"><text:line-break/></text:p>
              <text:p text:style-name="P33"><draw:frame draw:style-name="fr1" draw:name="Object3" text:anchor-type="char" svg:width="16cm" svg:height="8.999cm" draw:z-index="2"><draw:object xlink:href="./Object 3" xlink:type="simple" xlink:show="embed" xlink:actuate="onLoad"/><draw:image xlink:href="./ObjectReplacements/Object 3" xlink:type="simple" xlink:show="embed" xlink:actuate="onLoad"/></draw:frame><text:span text:style-name="T11">Wykres </text:span><text:span text:style-name="T12">3</text:span><text:span text:style-name="T11">. Zależność czasu wykonania się algorytmu od rozmiaru grafu </text:span><text:span text:style-name="T13">(</text:span><text:span text:style-name="T12">99</text:span><text:span text:style-name="T13">%)</text:span></text:p>
              <text:p text:style-name="P34"/>
              <text:p text:style-name="P32"><text:soft-page-break/><text:span text:style-name="T14">I w tym przypadku</text:span><text:span text:style-name="T15"> </text:span><text:span text:style-name="T14">obserwujemy zdecydowane przyśpieszenie algorytmu dwuwątkowego zaczynając od grafów o rozmiarze około 8 tysięcy wierzchołków. Warto zauważyć, że odwrotnie niż poprzednio, algorytm dwuwątkowy jest wolniejszy dla grafów o rozmiarze 2048 krawędzi, choć poprzednio był szybszy. Ponownie</text:span><text:span text:style-name="T6"> wartość odchylenia standardowego dla algorytmu </text:span><text:span text:style-name="T7">wykorzystującego dwa wątki </text:span><text:span text:style-name="T14">była zdecydowanie niższa</text:span><text:span text:style-name="T7">.</text:span><text:line-break/><text:line-break/><text:line-break/><text:line-break/><text:line-break/><text:line-break/></text:p>
            </text:list-header>
          </text:list>
        </text:list-item>
        <text:list-item>
          <text:p text:style-name="P35">Wnioski<text:line-break/></text:p>
          <text:list>
            <text:list-item>
              <text:p text:style-name="P36">Algorytm dwuekierunkowy Dijkstry wykorzystujący dwa wątki jest szybszy od wykorzystującego jeden wątek dla dużych grafów (powyżej 8 tysięcy wierzchołków). Przy mniejszych grafach algorytm jednowątkowy jest delikatnie szybszy z powodu dodatkowych instrukcji narzuconych przez rozdzielenie pracy na dwa <text:span text:style-name="T16">wątki.<text:line-break/></text:span></text:p>
            </text:list-item>
            <text:list-item>
              <text:p text:style-name="P37">Odchylenie standardowe czasów wykokania się algorytmu dwuwątkowego jest zdecy<text:span text:style-name="T17">dowanie niższe od algorytmu Dijkstry na jednym wątku.<text:line-break/></text:span></text:p>
            </text:list-item>
            <text:list-item>
              <text:p text:style-name="P38">Gęstość grafu nie ma wpływu na czas wykonywania się algorytmu. Czasy obliczeń dla grafów o gęstości 25%, 50% oraz 99% były bardzo zbliżone.<text:line-break/></text:p>
            </text:list-item>
            <text:list-item>
              <text:p text:style-name="P39">Implementacja dwukierunkowego algorytmu Dijkstry z użyciem dwóch wątków przynosi wymierne korzyści wydajnościowe dla dużych grafów, przy jednoczesnej poprawie stabilności pomiarów. Dla mniejszych instancji wersja jednowątkowa jest zbliżona wydajnościowo.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4T16:08:41.808924865</meta:creation-date>
    <dc:date>2025-10-24T21:16:50.277309390</dc:date>
    <meta:editing-duration>PT58M1S</meta:editing-duration>
    <meta:editing-cycles>13</meta:editing-cycles>
    <meta:generator>LibreOffice/25.2.6.2$Linux_X86_64 LibreOffice_project/520$Build-2</meta:generator>
    <meta:print-date>2025-10-24T21:23:09.474927404</meta:print-date>
    <meta:printed-by>PDF files</meta:printed-by>
    <meta:document-statistic meta:table-count="3" meta:image-count="0" meta:object-count="3" meta:page-count="6" meta:paragraph-count="183" meta:word-count="751" meta:character-count="5123" meta:non-whitespace-character-count="452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auto-position="true"/>
      <style:graphic-properties draw:stroke="none" svg:stroke-color="#b3b3b3" draw:fill="none" draw:fill-color="#e6e6e6"/>
      <style:text-properties fo:color="#000000"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color="#000000"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color="#000000"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951cm" style:legend-expansion="high" chart:style-name="ch2"/>
        <chart:plot-area chart:style-name="ch3" svg:x="0.319cm" svg:y="0.179cm" svg:width="13.064cm" svg:height="8.641cm">
          <chart:coordinate-region svg:x="0.967cm" svg:y="0.378cm" svg:width="11.918cm" svg:height="7.795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1</text:p>
              </table:table-cell>
              <table:table-cell office:value-type="string">
                <text:p>AVG2</text:p>
              </table:table-cell>
            </table:table-row>
          </table:table-header-rows>
          <table:table-rows>
            <table:table-row>
              <table:table-cell office:value-type="float" office:value="64">
                <text:p>64</text:p>
              </table:table-cell>
              <table:table-cell office:value-type="float" office:value="0.01">
                <text:p>0.01</text:p>
              </table:table-cell>
              <table:table-cell office:value-type="float" office:value="0.017">
                <text:p>0.017</text:p>
              </table:table-cell>
            </table:table-row>
            <table:table-row>
              <table:table-cell office:value-type="float" office:value="128">
                <text:p>128</text:p>
              </table:table-cell>
              <table:table-cell office:value-type="float" office:value="0.018">
                <text:p>0.018</text:p>
              </table:table-cell>
              <table:table-cell office:value-type="float" office:value="0.03">
                <text:p>0.03</text:p>
              </table:table-cell>
            </table:table-row>
            <table:table-row>
              <table:table-cell office:value-type="float" office:value="256">
                <text:p>256</text:p>
              </table:table-cell>
              <table:table-cell office:value-type="float" office:value="0.045">
                <text:p>0.045</text:p>
              </table:table-cell>
              <table:table-cell office:value-type="float" office:value="0.065">
                <text:p>0.065</text:p>
              </table:table-cell>
            </table:table-row>
            <table:table-row>
              <table:table-cell office:value-type="float" office:value="512">
                <text:p>512</text:p>
              </table:table-cell>
              <table:table-cell office:value-type="float" office:value="0.143">
                <text:p>0.143</text:p>
              </table:table-cell>
              <table:table-cell office:value-type="float" office:value="0.167">
                <text:p>0.167</text:p>
              </table:table-cell>
            </table:table-row>
            <table:table-row>
              <table:table-cell office:value-type="float" office:value="1024">
                <text:p>1024</text:p>
              </table:table-cell>
              <table:table-cell office:value-type="float" office:value="0.398">
                <text:p>0.398</text:p>
              </table:table-cell>
              <table:table-cell office:value-type="float" office:value="0.344">
                <text:p>0.344</text:p>
              </table:table-cell>
            </table:table-row>
            <table:table-row>
              <table:table-cell office:value-type="float" office:value="2048">
                <text:p>2048</text:p>
              </table:table-cell>
              <table:table-cell office:value-type="float" office:value="1.249">
                <text:p>1.249</text:p>
              </table:table-cell>
              <table:table-cell office:value-type="float" office:value="0.981">
                <text:p>0.981</text:p>
              </table:table-cell>
            </table:table-row>
            <table:table-row>
              <table:table-cell office:value-type="float" office:value="4096">
                <text:p>4096</text:p>
              </table:table-cell>
              <table:table-cell office:value-type="float" office:value="3.717">
                <text:p>3.717</text:p>
              </table:table-cell>
              <table:table-cell office:value-type="float" office:value="2.458">
                <text:p>2.458</text:p>
              </table:table-cell>
            </table:table-row>
            <table:table-row>
              <table:table-cell office:value-type="float" office:value="8192">
                <text:p>8192</text:p>
              </table:table-cell>
              <table:table-cell office:value-type="float" office:value="12.791">
                <text:p>12.791</text:p>
              </table:table-cell>
              <table:table-cell office:value-type="float" office:value="6.071">
                <text:p>6.071</text:p>
              </table:table-cell>
            </table:table-row>
            <table:table-row>
              <table:table-cell office:value-type="float" office:value="16384">
                <text:p>16384</text:p>
              </table:table-cell>
              <table:table-cell office:value-type="float" office:value="35.28">
                <text:p>35.28</text:p>
              </table:table-cell>
              <table:table-cell office:value-type="float" office:value="15.669">
                <text:p>15.66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6.2$Linux_X86_64 LibreOffice_project/5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auto-position="true"/>
      <style:graphic-properties draw:stroke="none" svg:stroke-color="#b3b3b3" draw:fill="none" draw:fill-color="#e6e6e6"/>
      <style:text-properties fo:color="#000000"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color="#000000"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color="#000000"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951cm" style:legend-expansion="high" chart:style-name="ch2"/>
        <chart:plot-area chart:style-name="ch3" svg:x="0.319cm" svg:y="0.179cm" svg:width="13.064cm" svg:height="8.641cm">
          <chart:coordinate-region svg:x="0.967cm" svg:y="0.378cm" svg:width="11.918cm" svg:height="7.795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1</text:p>
              </table:table-cell>
              <table:table-cell office:value-type="string">
                <text:p>AVG2</text:p>
              </table:table-cell>
            </table:table-row>
          </table:table-header-rows>
          <table:table-rows>
            <table:table-row>
              <table:table-cell office:value-type="float" office:value="64">
                <text:p>64</text:p>
              </table:table-cell>
              <table:table-cell office:value-type="float" office:value="0.011">
                <text:p>0.011</text:p>
              </table:table-cell>
              <table:table-cell office:value-type="float" office:value="0.021">
                <text:p>0.021</text:p>
              </table:table-cell>
            </table:table-row>
            <table:table-row>
              <table:table-cell office:value-type="float" office:value="128">
                <text:p>128</text:p>
              </table:table-cell>
              <table:table-cell office:value-type="float" office:value="0.027">
                <text:p>0.027</text:p>
              </table:table-cell>
              <table:table-cell office:value-type="float" office:value="0.033">
                <text:p>0.033</text:p>
              </table:table-cell>
            </table:table-row>
            <table:table-row>
              <table:table-cell office:value-type="float" office:value="256">
                <text:p>256</text:p>
              </table:table-cell>
              <table:table-cell office:value-type="float" office:value="0.073">
                <text:p>0.073</text:p>
              </table:table-cell>
              <table:table-cell office:value-type="float" office:value="0.114">
                <text:p>0.114</text:p>
              </table:table-cell>
            </table:table-row>
            <table:table-row>
              <table:table-cell office:value-type="float" office:value="512">
                <text:p>512</text:p>
              </table:table-cell>
              <table:table-cell office:value-type="float" office:value="0.178">
                <text:p>0.178</text:p>
              </table:table-cell>
              <table:table-cell office:value-type="float" office:value="0.195">
                <text:p>0.195</text:p>
              </table:table-cell>
            </table:table-row>
            <table:table-row>
              <table:table-cell office:value-type="float" office:value="1024">
                <text:p>1024</text:p>
              </table:table-cell>
              <table:table-cell office:value-type="float" office:value="0.549">
                <text:p>0.549</text:p>
              </table:table-cell>
              <table:table-cell office:value-type="float" office:value="0.495">
                <text:p>0.495</text:p>
              </table:table-cell>
            </table:table-row>
            <table:table-row>
              <table:table-cell office:value-type="float" office:value="2048">
                <text:p>2048</text:p>
              </table:table-cell>
              <table:table-cell office:value-type="float" office:value="2.462">
                <text:p>2.462</text:p>
              </table:table-cell>
              <table:table-cell office:value-type="float" office:value="1.821">
                <text:p>1.821</text:p>
              </table:table-cell>
            </table:table-row>
            <table:table-row>
              <table:table-cell office:value-type="float" office:value="4096">
                <text:p>4096</text:p>
              </table:table-cell>
              <table:table-cell office:value-type="float" office:value="6.036">
                <text:p>6.036</text:p>
              </table:table-cell>
              <table:table-cell office:value-type="float" office:value="3.91">
                <text:p>3.91</text:p>
              </table:table-cell>
            </table:table-row>
            <table:table-row>
              <table:table-cell office:value-type="float" office:value="8192">
                <text:p>8192</text:p>
              </table:table-cell>
              <table:table-cell office:value-type="float" office:value="15.606">
                <text:p>15.606</text:p>
              </table:table-cell>
              <table:table-cell office:value-type="float" office:value="7.738">
                <text:p>7.738</text:p>
              </table:table-cell>
            </table:table-row>
            <table:table-row>
              <table:table-cell office:value-type="float" office:value="16384">
                <text:p>16384</text:p>
              </table:table-cell>
              <table:table-cell office:value-type="float" office:value="43.044">
                <text:p>43.044</text:p>
              </table:table-cell>
              <table:table-cell office:value-type="float" office:value="19.971">
                <text:p>19.9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6.2$Linux_X86_64 LibreOffice_project/5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auto-position="true"/>
      <style:graphic-properties draw:stroke="none" svg:stroke-color="#b3b3b3" draw:fill="none" draw:fill-color="#e6e6e6"/>
      <style:text-properties fo:color="#000000"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color="#000000"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color="#000000"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951cm" style:legend-expansion="high" chart:style-name="ch2"/>
        <chart:plot-area chart:style-name="ch3" svg:x="0.319cm" svg:y="0.179cm" svg:width="13.064cm" svg:height="8.641cm">
          <chart:coordinate-region svg:x="0.967cm" svg:y="0.378cm" svg:width="11.918cm" svg:height="7.795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1</text:p>
              </table:table-cell>
              <table:table-cell office:value-type="string">
                <text:p>AVG2</text:p>
              </table:table-cell>
            </table:table-row>
          </table:table-header-rows>
          <table:table-rows>
            <table:table-row>
              <table:table-cell office:value-type="float" office:value="64">
                <text:p>64</text:p>
              </table:table-cell>
              <table:table-cell office:value-type="float" office:value="0.009">
                <text:p>0.009</text:p>
              </table:table-cell>
              <table:table-cell office:value-type="float" office:value="0.023">
                <text:p>0.023</text:p>
              </table:table-cell>
            </table:table-row>
            <table:table-row>
              <table:table-cell office:value-type="float" office:value="128">
                <text:p>128</text:p>
              </table:table-cell>
              <table:table-cell office:value-type="float" office:value="0.019">
                <text:p>0.019</text:p>
              </table:table-cell>
              <table:table-cell office:value-type="float" office:value="0.042">
                <text:p>0.042</text:p>
              </table:table-cell>
            </table:table-row>
            <table:table-row>
              <table:table-cell office:value-type="float" office:value="256">
                <text:p>256</text:p>
              </table:table-cell>
              <table:table-cell office:value-type="float" office:value="0.048">
                <text:p>0.048</text:p>
              </table:table-cell>
              <table:table-cell office:value-type="float" office:value="0.102">
                <text:p>0.102</text:p>
              </table:table-cell>
            </table:table-row>
            <table:table-row>
              <table:table-cell office:value-type="float" office:value="512">
                <text:p>512</text:p>
              </table:table-cell>
              <table:table-cell office:value-type="float" office:value="0.141">
                <text:p>0.141</text:p>
              </table:table-cell>
              <table:table-cell office:value-type="float" office:value="0.247">
                <text:p>0.247</text:p>
              </table:table-cell>
            </table:table-row>
            <table:table-row>
              <table:table-cell office:value-type="float" office:value="1024">
                <text:p>1024</text:p>
              </table:table-cell>
              <table:table-cell office:value-type="float" office:value="0.409">
                <text:p>0.409</text:p>
              </table:table-cell>
              <table:table-cell office:value-type="float" office:value="0.551">
                <text:p>0.551</text:p>
              </table:table-cell>
            </table:table-row>
            <table:table-row>
              <table:table-cell office:value-type="float" office:value="2048">
                <text:p>2048</text:p>
              </table:table-cell>
              <table:table-cell office:value-type="float" office:value="1.385">
                <text:p>1.385</text:p>
              </table:table-cell>
              <table:table-cell office:value-type="float" office:value="1.616">
                <text:p>1.616</text:p>
              </table:table-cell>
            </table:table-row>
            <table:table-row>
              <table:table-cell office:value-type="float" office:value="4096">
                <text:p>4096</text:p>
              </table:table-cell>
              <table:table-cell office:value-type="float" office:value="2.804">
                <text:p>2.804</text:p>
              </table:table-cell>
              <table:table-cell office:value-type="float" office:value="2.012">
                <text:p>2.012</text:p>
              </table:table-cell>
            </table:table-row>
            <table:table-row>
              <table:table-cell office:value-type="float" office:value="8192">
                <text:p>8192</text:p>
              </table:table-cell>
              <table:table-cell office:value-type="float" office:value="10.355">
                <text:p>10.355</text:p>
              </table:table-cell>
              <table:table-cell office:value-type="float" office:value="6.271">
                <text:p>6.271</text:p>
              </table:table-cell>
            </table:table-row>
            <table:table-row>
              <table:table-cell office:value-type="float" office:value="16384">
                <text:p>16384</text:p>
              </table:table-cell>
              <table:table-cell office:value-type="float" office:value="29.188">
                <text:p>29.188</text:p>
              </table:table-cell>
              <table:table-cell office:value-type="float" office:value="15.335">
                <text:p>15.33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6.2$Linux_X86_64 LibreOffice_project/5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